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E000003B078F3EDD474FF27C6.png" manifest:media-type="image/png"/>
  <manifest:file-entry manifest:full-path="Pictures/100000010000077E000003B0AEA422511104EC2B.png" manifest:media-type="image/png"/>
  <manifest:file-entry manifest:full-path="Pictures/100000010000077E000003B08AC01348598529DC.png" manifest:media-type="image/png"/>
  <manifest:file-entry manifest:full-path="Pictures/100000010000077E000003B0DD6F9CB3AD142AFC.png" manifest:media-type="image/png"/>
  <manifest:file-entry manifest:full-path="Pictures/100000010000077E000003B0447BD4DEFE3D980A.png" manifest:media-type="image/png"/>
  <manifest:file-entry manifest:full-path="Pictures/100000010000077E000003B0B1E03F0C94CCBE07.png" manifest:media-type="image/png"/>
  <manifest:file-entry manifest:full-path="Pictures/100000010000077E000003B07D29BD3EE9A14AAC.png" manifest:media-type="image/png"/>
  <manifest:file-entry manifest:full-path="Pictures/100000010000077E000003B064D3BE6050E518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ebeb7" officeooo:paragraph-rsid="001ebeb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ebeb7" officeooo:paragraph-rsid="001ebeb7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AIE115 PROJECT PHASE 1 RESUME</text:p>
      <text:p text:style-name="P1"/>
      <text:p text:style-name="P2">Portfolio</text:p>
      <text:p text:style-name="P2"/>
      <text:p text:style-name="P2"><draw:frame draw:style-name="fr2" draw:name="Image1" text:anchor-type="char" svg:width="17cm" svg:height="8.366cm" draw:z-index="0"><draw:image xlink:href="Pictures/100000010000077E000003B064D3BE6050E51831.png" xlink:type="simple" xlink:show="embed" xlink:actuate="onLoad" draw:mime-type="image/png"/></draw:frame></text:p>
      <text:p text:style-name="P2"/>
      <text:p text:style-name="P2"><draw:frame draw:style-name="fr2" draw:name="Image2" text:anchor-type="char" svg:width="17cm" svg:height="8.366cm" draw:z-index="1"><draw:image xlink:href="Pictures/100000010000077E000003B07D29BD3EE9A14AA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3" text:anchor-type="char" svg:width="17cm" svg:height="8.366cm" draw:z-index="2"><draw:image xlink:href="Pictures/100000010000077E000003B0447BD4DEFE3D980A.png" xlink:type="simple" xlink:show="embed" xlink:actuate="onLoad" draw:mime-type="image/png"/></draw:frame><text:soft-page-break/></text:p>
      <text:p text:style-name="P2"><draw:frame draw:style-name="fr2" draw:name="Image4" text:anchor-type="char" svg:width="17cm" svg:height="8.366cm" draw:z-index="3"><draw:image xlink:href="Pictures/100000010000077E000003B0DD6F9CB3AD142AFC.png" xlink:type="simple" xlink:show="embed" xlink:actuate="onLoad" draw:mime-type="image/png"/></draw:frame><draw:frame draw:style-name="fr1" draw:name="Image5" text:anchor-type="char" svg:x="0.115cm" svg:y="9.042cm" svg:width="17cm" svg:height="8.366cm" draw:z-index="4"><draw:image xlink:href="Pictures/100000010000077E000003B08AC01348598529DC.png" xlink:type="simple" xlink:show="embed" xlink:actuate="onLoad" draw:mime-type="image/png"/></draw:frame></text:p>
      <text:p text:style-name="P2"><text:soft-page-break/></text:p>
      <text:p text:style-name="P2">Resume</text:p>
      <text:p text:style-name="P2"><draw:frame draw:style-name="fr1" draw:name="Image6" text:anchor-type="char" svg:x="-0.014cm" svg:y="0.356cm" svg:width="17cm" svg:height="8.366cm" draw:z-index="5"><draw:image xlink:href="Pictures/100000010000077E000003B0B1E03F0C94CCBE07.png" xlink:type="simple" xlink:show="embed" xlink:actuate="onLoad" draw:mime-type="image/png"/></draw:frame></text:p>
      <text:p text:style-name="P2"><draw:frame draw:style-name="fr1" draw:name="Image7" text:anchor-type="char" svg:x="0.152cm" svg:y="0.527cm" svg:width="17cm" svg:height="8.366cm" draw:z-index="6"><draw:image xlink:href="Pictures/100000010000077E000003B0AEA422511104EC2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1" draw:name="Image8" text:anchor-type="char" svg:x="0.189cm" svg:y="0.355cm" svg:width="17cm" svg:height="8.366cm" draw:z-index="7"><draw:image xlink:href="Pictures/100000010000077E000003B078F3EDD474FF27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1:54:58.455166153</meta:creation-date>
    <dc:date>2023-07-01T12:06:22.143916849</dc:date>
    <meta:editing-duration>PT1M13S</meta:editing-duration>
    <meta:editing-cycles>1</meta:editing-cycles>
    <meta:document-statistic meta:table-count="0" meta:image-count="8" meta:object-count="0" meta:page-count="4" meta:paragraph-count="3" meta:word-count="7" meta:character-count="46" meta:non-whitespace-character-count="42"/>
    <meta:generator>LibreOffice/7.3.7.2$Linux_X86_64 LibreOffice_project/30$Build-2</meta:generator>
  </office:meta>
</office:document-meta>
</file>